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Customfields" table:style-name="ta1"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History" table:style-name="ta1"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16:03:34.3443011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0T16:14:11.365733534</dc:date>
    <meta:editing-duration>PT12H58M23S</meta:editing-duration>
    <meta:editing-cycles>80</meta:editing-cycles>
    <meta:generator>LibreOffice/6.2.3.2$Linux_X86_64 LibreOffice_project/20$Build-2</meta:generator>
    <meta:document-statistic meta:table-count="8" meta:cell-count="683" meta:object-count="0"/>
  </office:meta>
</office:document-meta>
</file>